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jovian.ml/aakashns/machine-learning-intro" text:style-name="Internet_20_link" text:visited-style-name="Visited_20_Internet_20_Link">https://jovian.ml/aakashns/machine-learning-intro</text:a></text:p>
      <text:p text:style-name="Standard"/>
      <text:p text:style-name="Standard"><text:a xlink:type="simple" xlink:href="https://jovian.ml/aakashns/01-pytorch-basics" text:style-name="Internet_20_link" text:visited-style-name="Visited_20_Internet_20_Link">https://jovian.ml/aakashns/01-pytorch-basics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21:18:30.881303678</meta:creation-date>
    <dc:date>2020-05-23T21:54:13.655096592</dc:date>
    <meta:editing-duration>PT25M32S</meta:editing-duration>
    <meta:editing-cycles>1</meta:editing-cycles>
    <meta:document-statistic meta:table-count="0" meta:image-count="0" meta:object-count="0" meta:page-count="1" meta:paragraph-count="2" meta:word-count="2" meta:character-count="93" meta:non-whitespace-character-count="93"/>
    <meta:generator>LibreOffice/6.0.7.3$Linux_X86_64 LibreOffice_project/00m0$Build-3</meta:generator>
  </office:meta>
</office:document-meta>
</file>